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,9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31,32,33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34">
            <text:p>3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22</text:p>
          </table:table-cell>
          <table:table-cell table:style-name="ce12" office:value-type="string">
            <text:p>Modeller för att logga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23,24,25</text:p>
          </table:table-cell>
          <table:table-cell table:style-name="ce7" office:value-type="string">
            <text:p>Sidor för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22,23,24,25</text:p>
          </table:table-cell>
          <table:table-cell table:style-name="ce7" office:value-type="string">
            <text:p>Styling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Styling layout samt detaljsidor för öl och bryggerier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4,15,16,22</text:p>
          </table:table-cell>
          <table:table-cell table:style-name="ce7" office:value-type="string">
            <text:p>Tester , gå igenom alla modellers tes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09:.D114])" office:value-type="float" office:value="39">
            <text:p>39</text:p>
          </table:table-cell>
          <table:table-cell table:style-name="ce13" table:formula="of:=SUM([.E109:.E114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03]-[.D115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3"/>
          <table:table-cell table:style-name="ce12" office:value-type="string">
            <text:p>Snygga till och finslipa lite layout-grej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3"/>
          <table:table-cell table:style-name="ce7" office:value-type="string">
            <text:p>Göra om sök på öl och bryggeri tillsammans med fil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7" office:value-type="string">
            <text:p>Tester, göra så mycket testning det finns tid fö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Installera applikationen från scratch och göra installations-instruktioner.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7" office:value-type="string">
            <text:p>Pulicera skarpt på heroku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22:.D127])" office:value-type="float" office:value="50">
            <text:p>50</text:p>
          </table:table-cell>
          <table:table-cell table:style-name="ce13" table:formula="of:=SUM([.E122:.E127])" office:value-type="float" office:value="43">
            <text:p>4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16]-[.E128])" office:value-type="float" office:value="-1">
            <text:p>-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2014-06-09</text:date>, <text:time>01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8M28S</meta:editing-duration>
    <meta:editing-cycles>59</meta:editing-cycles>
    <meta:generator>OpenOffice/4.0.1$Win32 OpenOffice.org_project/401m5$Build-9714</meta:generator>
    <dc:date>2014-06-09T01:14:44.45</dc:date>
    <meta:document-statistic meta:table-count="1" meta:cell-count="424" meta:object-count="0"/>
    <meta:user-defined meta:name="Info 1"/>
    <meta:user-defined meta:name="Info 2"/>
    <meta:user-defined meta:name="Info 3"/>
    <meta:user-defined meta:name="Info 4"/>
  </office:meta>
</office:document-meta>
</file>